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69mm"/>
    </style:style>
    <style:style style:name="co2" style:family="table-column">
      <style:table-column-properties fo:break-before="auto" style:column-width="25.29mm"/>
    </style:style>
    <style:style style:name="co3" style:family="table-column">
      <style:table-column-properties fo:break-before="auto" style:column-width="43.18mm"/>
    </style:style>
    <style:style style:name="co4" style:family="table-column">
      <style:table-column-properties fo:break-before="auto" style:column-width="17.15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20.9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68.1mm"/>
    </style:style>
    <style:style style:name="co9" style:family="table-column">
      <style:table-column-properties fo:break-before="auto" style:column-width="40.46mm"/>
    </style:style>
    <style:style style:name="co10" style:family="table-column">
      <style:table-column-properties fo:break-before="auto" style:column-width="35.93mm"/>
    </style:style>
    <style:style style:name="co11" style:family="table-column">
      <style:table-column-properties fo:break-before="auto" style:column-width="40.92mm"/>
    </style:style>
    <style:style style:name="co12" style:family="table-column">
      <style:table-column-properties fo:break-before="auto" style:column-width="41.93mm"/>
    </style:style>
    <style:style style:name="co13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Neutral" style:data-style-name="N10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Accent_20_3" style:data-style-name="N10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Accent_20_3" style:data-style-name="N10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Neutral" style:data-style-name="N10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Accent_20_2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Accent_20_3">
      <style:text-properties style:text-outline="false" style:text-line-through-style="none" style:text-line-through-type="none" style:font-name="Liberation Serif" fo:language="es" fo:country="E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99"/>
    <style:style style:name="ce58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Neutral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Accent_20_3" style:data-style-name="N99">
      <style:text-properties style:text-outline="false" style:text-line-through-style="none" style:text-line-through-type="none" style:font-name="Liberation Serif" fo:language="es" fo:country="ES" fo:text-shadow="none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Accent_20_2">
      <style:table-cell-properties style:text-align-source="fix" style:repeat-content="false" fo:border="0.06pt solid #000000" style:vertical-align="middle"/>
      <style:paragraph-properties fo:text-align="center"/>
    </style:style>
    <style:style style:name="ce64" style:family="table-cell" style:parent-style-name="Default">
      <style:table-cell-properties fo:border="0.06pt solid #000000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Neutral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Accent_20_3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Accent_20_3">
      <style:text-properties style:text-outline="false" style:text-line-through-style="none" style:text-line-through-type="none" style:font-name="Liberation Sans" fo:language="es" fo:country="ES" fo:text-shadow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Accent_20_3" style:data-style-name="N99"/>
    <style:style style:name="ce71" style:family="table-cell" style:parent-style-name="Default" style:data-style-name="N99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Bad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Error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Heading_20_1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Accent_20_1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style:text-outline="false" style:text-line-through-style="none" style:text-line-through-type="none" style:font-name="Liberation Sans" fo:language="es" fo:country="ES" fo:text-shadow="none" style:text-underline-style="none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Accent_20_2" style:data-style-name="N0">
      <style:table-cell-properties fo:border-bottom="0.74pt solid #666666" style:diagonal-bl-tr="none" style:diagonal-tl-br="none" style:text-align-source="value-type" style:repeat-content="false" fo:wrap-option="no-wrap" fo:border-left="none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Accent_20_3" style:data-style-name="N0">
      <style:table-cell-properties fo:border-bottom="0.74pt solid #666666" style:diagonal-bl-tr="none" style:diagonal-tl-br="none" style:text-align-source="value-type" style:repeat-content="false" fo:wrap-option="no-wrap" fo:border-left="0.74pt solid #666666" fo:padding="0.35mm" fo:border-right="0.74pt solid #666666" style:rotation-angle="0" style:rotation-align="none" fo:border-top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8" style:family="table-cell" style:parent-style-name="Accent_20_1" style:data-style-name="N0">
      <style:table-cell-properties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style:text-outline="false" style:text-line-through-style="none" style:text-line-through-type="none" style:font-name="Liberation Sans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84"/>
    <style:style style:name="ce39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35mm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99">
      <style:text-properties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fo:color="#000000" style:text-outline="false" style:text-line-through-style="none" style:text-line-through-type="none" style:font-name="Liberation Sans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35m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fo:padding="0.35m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3" style:family="table-cell" style:parent-style-name="Default">
      <style:text-properties fo:color="#4c4c4c" style:text-outline="false" style:text-line-through-style="none" style:text-line-through-type="none" style:font-name="Ubuntu" fo:font-size="6.40000009536743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2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7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9-07-20</text:p>
          </table:table-cell>
          <table:table-cell/>
          <table:table-cell table:style-name="ce63" office:value-type="string" calcext:value-type="string" table:number-columns-spanned="5" table:number-rows-spanned="1">
            <text:p>siempre</text:p>
          </table:table-cell>
          <table:covered-table-cell table:number-columns-repeated="4" table:style-name="ce64"/>
          <table:table-cell/>
        </table:table-row>
        <table:table-row table:style-name="ro2">
          <table:table-cell table:style-name="ce4" office:value-type="string" calcext:value-type="string">
            <text:p>Juan</text:p>
          </table:table-cell>
          <table:table-cell table:style-name="ce8" office:value-type="string" calcext:value-type="string">
            <text:p>2018-01-18</text:p>
          </table:table-cell>
          <table:table-cell table:style-name="ce48" office:value-type="string" calcext:value-type="string">
            <text:p>2018-07-30</text:p>
          </table:table-cell>
          <table:table-cell/>
          <table:table-cell table:style-name="ce63" office:value-type="string" calcext:value-type="string" table:number-columns-spanned="5" table:number-rows-spanned="1">
            <text:p>se va a mitad de facturacion</text:p>
          </table:table-cell>
          <table:covered-table-cell table:number-columns-repeated="4" table:style-name="ce64"/>
          <table:table-cell/>
        </table:table-row>
        <table:table-row table:style-name="ro2">
          <table:table-cell table:style-name="ce15" office:value-type="string" calcext:value-type="string">
            <text:p>Julia</text:p>
          </table:table-cell>
          <table:table-cell table:style-name="ce48" office:value-type="string" calcext:value-type="string">
            <text:p>2018-07-31</text:p>
          </table:table-cell>
          <table:table-cell table:style-name="ce8" office:value-type="string" calcext:value-type="string">
            <text:p>2019-07-20</text:p>
          </table:table-cell>
          <table:table-cell/>
          <table:table-cell table:style-name="ce63" office:value-type="string" calcext:value-type="string" table:number-columns-spanned="5" table:number-rows-spanned="1">
            <text:p>llega a mitad de facturacion</text:p>
          </table:table-cell>
          <table:covered-table-cell table:number-columns-repeated="4" table:style-name="ce64"/>
          <table:table-cell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 table:number-columns-repeated="4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table:style-name="ce2" office:value-type="string" calcext:value-type="string">
            <text:p>Num Huespedes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" office:value-type="float" office:value="68.96" calcext:value-type="float">
            <text:p>68,96</text:p>
          </table:table-cell>
          <table:table-cell table:style-name="ce8" office:value-type="string" calcext:value-type="string">
            <text:p>2018-05-29</text:p>
          </table:table-cell>
          <table:table-cell table:style-name="ce8" office:value-type="string" calcext:value-type="string">
            <text:p>2018-07-29</text:p>
          </table:table-cell>
          <table:table-cell table:style-name="ce8" table:formula="of:=[.D10]-[.C10]" office:value-type="float" office:value="61" calcext:value-type="float">
            <text:p>61</text:p>
          </table:table-cell>
          <table:table-cell table:style-name="ce11" table:formula="of:=[.B10]/[.E10]" office:value-type="float" office:value="1.13049180327869" calcext:value-type="float">
            <text:p>1,13049180327869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GAS</text:p>
          </table:table-cell>
          <table:table-cell table:style-name="ce49" office:value-type="float" office:value="60.84" calcext:value-type="float">
            <text:p>60,84</text:p>
          </table:table-cell>
          <table:table-cell table:style-name="ce49" office:value-type="string" calcext:value-type="string">
            <text:p>2018-07-29</text:p>
          </table:table-cell>
          <table:table-cell table:style-name="ce49" office:value-type="string" calcext:value-type="string">
            <text:p>2018-09-29</text:p>
          </table:table-cell>
          <table:table-cell table:style-name="ce49" table:formula="of:=[.D11]-[.C11]" office:value-type="float" office:value="62" calcext:value-type="float">
            <text:p>62</text:p>
          </table:table-cell>
          <table:table-cell table:style-name="ce66" table:formula="of:=[.B11]/[.E11]" office:value-type="float" office:value="0.981290322580645" calcext:value-type="float">
            <text:p>0,981290322580645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23" office:value-type="string" calcext:value-type="string">
            <text:p>G29_P1</text:p>
          </table:table-cell>
          <table:table-cell table:style-name="ce50" office:value-type="float" office:value="60.84" calcext:value-type="float">
            <text:p>60,84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50" table:formula="of:=[.D12]-[.C12]" office:value-type="float" office:value="2" calcext:value-type="float">
            <text:p>2</text:p>
          </table:table-cell>
          <table:table-cell table:style-name="ce67" office:value-type="float" office:value="0.981290322580645" calcext:value-type="float">
            <text:p>0,981290322580645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3" office:value-type="string" calcext:value-type="string">
            <text:p>G29_P2</text:p>
          </table:table-cell>
          <table:table-cell table:style-name="ce50" office:value-type="float" office:value="60.84" calcext:value-type="float">
            <text:p>60,84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50" table:formula="of:=[.D13]-[.C13]" office:value-type="float" office:value="60" calcext:value-type="float">
            <text:p>60</text:p>
          </table:table-cell>
          <table:table-cell table:style-name="ce67" office:value-type="float" office:value="0.981290322580645" calcext:value-type="float">
            <text:p>0,981290322580645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8" office:value-type="float" office:value="104.53" calcext:value-type="float">
            <text:p>104,53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table:style-name="ce8" table:formula="of:=+[.D14]-[.C14]" office:value-type="float" office:value="61" calcext:value-type="float">
            <text:p>61</text:p>
          </table:table-cell>
          <table:table-cell table:style-name="ce11" table:formula="of:=[.B14]/[.E14]" office:value-type="float" office:value="1.71360655737705" calcext:value-type="float">
            <text:p>1,7136065573770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2" office:value-type="string" calcext:value-type="string">
            <text:p>LUZ</text:p>
          </table:table-cell>
          <table:table-cell table:style-name="ce49" office:value-type="float" office:value="95.46" calcext:value-type="float">
            <text:p>95,46</text:p>
          </table:table-cell>
          <table:table-cell table:style-name="ce49" office:value-type="string" calcext:value-type="string">
            <text:p>2018-07-30</text:p>
          </table:table-cell>
          <table:table-cell table:style-name="ce49" office:value-type="string" calcext:value-type="string">
            <text:p>2018-09-30</text:p>
          </table:table-cell>
          <table:table-cell table:style-name="ce49" table:formula="of:=+[.D15]-[.C15]" office:value-type="float" office:value="62" calcext:value-type="float">
            <text:p>62</text:p>
          </table:table-cell>
          <table:table-cell table:style-name="ce66" table:formula="of:=[.B15]/[.E15]" office:value-type="float" office:value="1.53967741935484" calcext:value-type="float">
            <text:p>1,53967741935484</text:p>
          </table:table-cell>
          <table:table-cell table:style-name="ce66"/>
          <table:table-cell table:number-columns-repeated="3"/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50" office:value-type="float" office:value="95.46" calcext:value-type="float">
            <text:p>95,46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0" table:formula="of:=+[.D16]-[.C16]" office:value-type="float" office:value="1" calcext:value-type="float">
            <text:p>1</text:p>
          </table:table-cell>
          <table:table-cell table:style-name="ce68" office:value-type="float" office:value="1.53967741935484" calcext:value-type="float">
            <text:p>1,53967741935484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50" office:value-type="float" office:value="95.46" calcext:value-type="float">
            <text:p>95,46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50" table:formula="of:=+[.D17]-[.C17]" office:value-type="float" office:value="61" calcext:value-type="float">
            <text:p>61</text:p>
          </table:table-cell>
          <table:table-cell table:style-name="ce68" office:value-type="float" office:value="1.53967741935484" calcext:value-type="float">
            <text:p>1,53967741935484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60.13" calcext:value-type="float">
            <text:p>60,13</text:p>
          </table:table-cell>
          <table:table-cell table:style-name="ce8" office:value-type="string" calcext:value-type="string">
            <text:p>2018-05-31</text:p>
          </table:table-cell>
          <table:table-cell table:style-name="ce8" office:value-type="string" calcext:value-type="string">
            <text:p>2018-07-31</text:p>
          </table:table-cell>
          <table:table-cell table:style-name="ce8" table:formula="of:=+[.D18]-[.C18]" office:value-type="float" office:value="61" calcext:value-type="float">
            <text:p>61</text:p>
          </table:table-cell>
          <table:table-cell table:style-name="ce11" table:formula="of:=[.B18]/[.E18]" office:value-type="float" office:value="0.985737704918033" calcext:value-type="float">
            <text:p>0,98573770491803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56.45" calcext:value-type="float">
            <text:p>56,45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8" table:formula="of:=+[.D19]-[.C19]" office:value-type="float" office:value="61" calcext:value-type="float">
            <text:p>61</text:p>
          </table:table-cell>
          <table:table-cell table:style-name="ce11" table:formula="of:=[.B19]/[.E19]" office:value-type="float" office:value="0.925409836065574" calcext:value-type="float">
            <text:p>0,925409836065574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2">
          <table:table-cell table:style-name="ce29" office:value-type="string" calcext:value-type="string" table:number-columns-spanned="7" table:number-rows-spanned="1">
            <text:p>Jesús</text:p>
          </table:table-cell>
          <table:covered-table-cell table:style-name="ce44"/>
          <table:covered-table-cell/>
          <table:covered-table-cell table:style-name="ce59"/>
          <table:covered-table-cell table:number-columns-repeated="2"/>
          <table:covered-table-cell table:style-name="ce72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0]*[.E10]/[.G10]" office:value-type="float" office:value="34.48" calcext:value-type="float">
            <text:p>34,48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 table:number-columns-repeated="2"/>
          <table:table-cell table:style-name="Neutral" table:formula="of:=[.G28]+[.G27]" office:value-type="float" office:value="30.42" calcext:value-type="float">
            <text:p>30,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2]*[.E12]/[.G12]" office:value-type="float" office:value="0.981290322580645" calcext:value-type="float">
            <text:p>0,981290322580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3]*[.E13]/[.G13]" office:value-type="float" office:value="29.4387096774194" calcext:value-type="float">
            <text:p>29,438709677419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4]*[.E14]/[.G14]" office:value-type="float" office:value="52.265" calcext:value-type="float">
            <text:p>52,265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 table:number-columns-repeated="2"/>
          <table:table-cell table:style-name="Neutral" table:formula="of:=[.G32]+[.G31]" office:value-type="float" office:value="47.73" calcext:value-type="float">
            <text:p>47,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6]*[.E16]/[.G16]" office:value-type="float" office:value="0.769838709677419" calcext:value-type="float">
            <text:p>0,7698387096774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7]*[.E17]/[.G17]" office:value-type="float" office:value="46.9601612903226" calcext:value-type="float">
            <text:p>46,960161290322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8]*[.E18]/[.G18]" office:value-type="float" office:value="30.065" calcext:value-type="float">
            <text:p>30,06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2" office:value-type="string" calcext:value-type="string">
            <text:p>TRUE</text:p>
          </table:table-cell>
          <table:table-cell table:style-name="ce73" table:formula="of:=[.F19]*[.E19]/[.G19]" office:value-type="float" office:value="28.225" calcext:value-type="float">
            <text:p>28,2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ce74" table:formula="of:=SUM([.G25:.G34])" office:value-type="float" office:value="223.185" calcext:value-type="float">
            <text:p>223,18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7" table:number-rows-spanned="1">
            <text:p>Juan</text:p>
          </table:table-cell>
          <table:covered-table-cell table:style-name="ce44"/>
          <table:covered-table-cell/>
          <table:covered-table-cell table:style-name="ce59"/>
          <table:covered-table-cell table:number-columns-repeated="3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0]*[.E10]/[.G10]" office:value-type="float" office:value="34.48" calcext:value-type="float">
            <text:p>34,48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/>
          <table:table-cell/>
          <table:table-cell table:style-name="Bad" table:formula="of:=[.G44]" office:value-type="float" office:value="0.981290322580645" calcext:value-type="float">
            <text:p>0,9812903225806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68" office:value-type="string" calcext:value-type="string">
            <text:p>TRUE</text:p>
          </table:table-cell>
          <table:table-cell table:formula="of:=[.F12]*[.E12]/[.G12]" office:value-type="float" office:value="0.981290322580645" calcext:value-type="float">
            <text:p>0,9812903225806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68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4]*[.E14]/[.G14]" office:value-type="float" office:value="52.265" calcext:value-type="float">
            <text:p>52,265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1-18</text:p>
          </table:table-cell>
          <table:table-cell table:style-name="ce53" office:value-type="string" calcext:value-type="string">
            <text:p>2018-07-3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/>
          <table:table-cell/>
          <table:table-cell table:style-name="Bad" table:formula="of:=[.G48]" office:value-type="float" office:value="0.769838709677419" calcext:value-type="float">
            <text:p>0,7698387096774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68" office:value-type="string" calcext:value-type="string">
            <text:p>TRUE</text:p>
          </table:table-cell>
          <table:table-cell table:formula="of:=[.F16]*[.E16]/[.G16]" office:value-type="float" office:value="0.769838709677419" calcext:value-type="float">
            <text:p>0,76983870967741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4" office:value-type="string" calcext:value-type="string">
            <text:p>2018-01-18</text:p>
          </table:table-cell>
          <table:table-cell table:style-name="ce54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68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52" office:value-type="string" calcext:value-type="string">
            <text:p>TRUE</text:p>
          </table:table-cell>
          <table:table-cell table:style-name="Bad" table:formula="of:=[.F18]*[.E18]/[.G18]" office:value-type="float" office:value="30.065" calcext:value-type="float">
            <text:p>30,065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5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Error" table:formula="of:=SUM([.G42:.G51])" office:value-type="float" office:value="118.561129032258" calcext:value-type="float">
            <text:p>118,56112903225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Heading_20_2"/>
          <table:table-cell table:style-name="ce56" office:value-type="string" calcext:value-type="string">
            <text:p>GF &lt;= IF</text:p>
          </table:table-cell>
          <table:table-cell table:style-name="Accent_20_3" office:value-type="string" calcext:value-type="string">
            <text:p>AND</text:p>
          </table:table-cell>
          <table:table-cell table:style-name="ce62" office:value-type="string" calcext:value-type="string">
            <text:p>GT &gt;= IF</text:p>
          </table:table-cell>
          <table:table-cell table:style-name="Accent_20_3" office:value-type="string" calcext:value-type="string">
            <text:p>OR</text:p>
          </table:table-cell>
          <table:table-cell table:style-name="ce69" office:value-type="string" calcext:value-type="string">
            <text:p>GF &gt;= IF</text:p>
          </table:table-cell>
          <table:table-cell table:style-name="Accent_20_3" office:value-type="string" calcext:value-type="string">
            <text:p>AND</text:p>
          </table:table-cell>
          <table:table-cell table:style-name="ce69" office:value-type="string" calcext:value-type="string">
            <text:p>GF &lt; IT</text:p>
          </table:table-cell>
          <table:table-cell table:style-name="Accent_20_3"/>
          <table:table-cell table:style-name="Accent_20_3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20180731_P1</text:p>
          </table:table-cell>
          <table:table-cell table:style-name="ce37" table:formula="of:=((([.B44] &lt;= [.D44])))" office:value-type="boolean" office:boolean-value="true" calcext:value-type="boolean">
            <text:p>VERDADERO</text:p>
          </table:table-cell>
          <table:table-cell/>
          <table:table-cell table:style-name="ce37" table:formula="of:=[.C44] &gt;= [.D44]" office:value-type="boolean" office:boolean-value="true" calcext:value-type="boolean">
            <text:p>VERDADERO</text:p>
          </table:table-cell>
          <table:table-cell/>
          <table:table-cell table:style-name="ce37" table:formula="of:=[.B44] &gt;= [.D44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44] &lt; [.E44]" office:value-type="boolean" office:boolean-value="true" calcext:value-type="boolean">
            <text:p>VERDADERO</text:p>
          </table:table-cell>
          <table:table-cell/>
          <table:table-cell table:style-name="ce37" table:formula="of:=OR(AND([.B55];[.D55]);AND([.F55];[.H55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<text:span text:style-name="T1">G20180731</text:span>_P2</text:p>
          </table:table-cell>
          <table:table-cell table:style-name="ce37" table:formula="of:=((([.B45] &lt;= [.D45])))" office:value-type="boolean" office:boolean-value="true" calcext:value-type="boolean">
            <text:p>VERDADERO</text:p>
          </table:table-cell>
          <table:table-cell/>
          <table:table-cell table:style-name="ce37" table:formula="of:=[.C45] &gt;= [.D45]" office:value-type="boolean" office:boolean-value="false" calcext:value-type="boolean">
            <text:p>FALSO</text:p>
          </table:table-cell>
          <table:table-cell/>
          <table:table-cell table:style-name="ce37" table:formula="of:=[.B45] &gt;= [.D45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45] &lt; [.E45]" office:value-type="boolean" office:boolean-value="true" calcext:value-type="boolean">
            <text:p>VERDADERO</text:p>
          </table:table-cell>
          <table:table-cell/>
          <table:table-cell table:style-name="ce37" table:formula="of:=OR(AND([.B56];[.D56]);AND([.F56];[.H56])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37" table:formula="of:=((([.B48] &lt;= [.D48])))" office:value-type="boolean" office:boolean-value="true" calcext:value-type="boolean">
            <text:p>VERDADERO</text:p>
          </table:table-cell>
          <table:table-cell/>
          <table:table-cell table:style-name="ce37" table:formula="of:=[.C48] &gt;= [.D48]" office:value-type="boolean" office:boolean-value="true" calcext:value-type="boolean">
            <text:p>VERDADERO</text:p>
          </table:table-cell>
          <table:table-cell/>
          <table:table-cell table:style-name="ce37" table:formula="of:=[.B48] &gt;= [.D48]" office:value-type="boolean" office:boolean-value="false" calcext:value-type="boolean">
            <text:p>FALSO</text:p>
          </table:table-cell>
          <table:table-cell/>
          <table:table-cell table:style-name="ce37" table:formula="of:=[.B48] &lt; [.E48]" office:value-type="boolean" office:boolean-value="true" calcext:value-type="boolean">
            <text:p>VERDADERO</text:p>
          </table:table-cell>
          <table:table-cell/>
          <table:table-cell table:style-name="ce37" table:formula="of:=OR(AND([.B57];[.D57]);AND([.F57];[.H57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37" table:formula="of:=((([.B49] &lt;= [.D49])))" office:value-type="boolean" office:boolean-value="true" calcext:value-type="boolean">
            <text:p>VERDADERO</text:p>
          </table:table-cell>
          <table:table-cell/>
          <table:table-cell table:style-name="ce37" table:formula="of:=[.C49] &gt;= [.D49]" office:value-type="boolean" office:boolean-value="false" calcext:value-type="boolean">
            <text:p>FALSO</text:p>
          </table:table-cell>
          <table:table-cell/>
          <table:table-cell table:style-name="ce37" table:formula="of:=[.B49] &gt;= [.D49]" office:value-type="boolean" office:boolean-value="false" calcext:value-type="boolean">
            <text:p>FALSO</text:p>
          </table:table-cell>
          <table:table-cell/>
          <table:table-cell table:style-name="ce37" table:formula="of:=[.B49] &lt; [.E49]" office:value-type="boolean" office:boolean-value="true" calcext:value-type="boolean">
            <text:p>VERDADERO</text:p>
          </table:table-cell>
          <table:table-cell/>
          <table:table-cell table:style-name="ce37" table:formula="of:=OR(AND([.B58];[.D58]);AND([.F58];[.H58]))" office:value-type="boolean" office:boolean-value="false" calcext:value-type="boolean">
            <text:p>FALSO</text:p>
          </table:table-cell>
        </table:table-row>
        <table:table-row table:style-name="ro1" table:number-rows-repeated="4">
          <table:table-cell table:style-name="Default"/>
          <table:table-cell table:number-columns-repeated="9"/>
        </table:table-row>
        <table:table-row table:style-name="ro2">
          <table:table-cell table:style-name="ce44" office:value-type="string" calcext:value-type="string" table:number-columns-spanned="7" table:number-rows-spanned="1">
            <text:p>Julia</text:p>
          </table:table-cell>
          <table:covered-table-cell table:style-name="ce44"/>
          <table:covered-table-cell/>
          <table:covered-table-cell table:style-name="ce59"/>
          <table:covered-table-cell table:number-columns-repeated="2"/>
          <table:covered-table-cell table:style-name="ce72"/>
          <table:table-cell table:number-columns-repeated="3"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ntersect</text:p>
          </table:table-cell>
          <table:table-cell table:style-name="ce25" office:value-type="string" calcext:value-type="string">
            <text:p>PAGA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GAS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29</text:p>
          </table:table-cell>
          <table:table-cell table:style-name="ce60" office:value-type="string" calcext:value-type="string">
            <text:p>2018-07-29</text:p>
          </table:table-cell>
          <table:table-cell table:style-name="ce52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GAS</text:p>
          </table:table-cell>
          <table:table-cell table:style-name="ce53" office:value-type="string" calcext:value-type="string">
            <text:p>2018-07-31</text:p>
          </table:table-cell>
          <table:table-cell table:style-name="ce53" office:value-type="string" calcext:value-type="string">
            <text:p>2019-07-20</text:p>
          </table:table-cell>
          <table:table-cell table:style-name="ce61" office:value-type="string" calcext:value-type="string">
            <text:p>2018-07-29</text:p>
          </table:table-cell>
          <table:table-cell table:style-name="ce61" office:value-type="string" calcext:value-type="string">
            <text:p>2018-09-29</text:p>
          </table:table-cell>
          <table:table-cell table:style-name="ce53"/>
          <table:table-cell/>
          <table:table-cell table:style-name="Bad" table:formula="of:=[.G68]" office:value-type="float" office:value="29.4387096774194" calcext:value-type="float">
            <text:p>29,4387096774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20180731_P1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58" office:value-type="string" calcext:value-type="string">
            <text:p>2018-07-29</text:p>
          </table:table-cell>
          <table:table-cell table:style-name="ce58" office:value-type="string" calcext:value-type="string">
            <text:p>2018-07-31</text:p>
          </table:table-cell>
          <table:table-cell table:style-name="ce70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G20180731</text:span>_P2</text:p>
          </table:table-cell>
          <table:table-cell table:style-name="ce52" office:value-type="string" calcext:value-type="string">
            <text:p>2018-07-31</text:p>
          </table:table-cell>
          <table:table-cell table:style-name="ce54" office:value-type="string" calcext:value-type="string">
            <text:p>2019-07-2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29</text:p>
          </table:table-cell>
          <table:table-cell table:style-name="ce70" office:value-type="boolean" office:boolean-value="true" calcext:value-type="boolean">
            <text:p>VERDADERO</text:p>
          </table:table-cell>
          <table:table-cell table:formula="of:=[.F13]*[.E13]/[.G13]" office:value-type="float" office:value="29.4387096774194" calcext:value-type="float">
            <text:p>29,4387096774194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LUZ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30</text:p>
          </table:table-cell>
          <table:table-cell table:style-name="ce60" office:value-type="string" calcext:value-type="string">
            <text:p>2018-07-30</text:p>
          </table:table-cell>
          <table:table-cell table:style-name="ce52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4" office:value-type="string" calcext:value-type="string">
            <text:p>LUZ</text:p>
          </table:table-cell>
          <table:table-cell table:style-name="ce53" office:value-type="string" calcext:value-type="string">
            <text:p>2018-07-31</text:p>
          </table:table-cell>
          <table:table-cell table:style-name="ce53" office:value-type="string" calcext:value-type="string">
            <text:p>2019-07-20</text:p>
          </table:table-cell>
          <table:table-cell table:style-name="ce61" office:value-type="string" calcext:value-type="string">
            <text:p>2018-07-30</text:p>
          </table:table-cell>
          <table:table-cell table:style-name="ce61" office:value-type="string" calcext:value-type="string">
            <text:p>2018-09-30</text:p>
          </table:table-cell>
          <table:table-cell table:style-name="ce53"/>
          <table:table-cell/>
          <table:table-cell table:style-name="Bad" table:formula="of:=[.G72]" office:value-type="float" office:value="46.9601612903226" calcext:value-type="float">
            <text:p>46,9601612903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20180731_P1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58" office:value-type="string" calcext:value-type="string">
            <text:p>2018-07-30</text:p>
          </table:table-cell>
          <table:table-cell table:style-name="ce58" office:value-type="string" calcext:value-type="string">
            <text:p>2018-07-31</text:p>
          </table:table-cell>
          <table:table-cell table:style-name="ce70" office:value-type="boolean" office:boolean-value="false" calcext:value-type="boolean">
            <text:p>FALSO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20180731_P2</text:p>
          </table:table-cell>
          <table:table-cell table:style-name="ce52" office:value-type="string" calcext:value-type="string">
            <text:p>2018-07-31</text:p>
          </table:table-cell>
          <table:table-cell table:style-name="ce54" office:value-type="string" calcext:value-type="string">
            <text:p>2019-07-20</text:p>
          </table:table-cell>
          <table:table-cell table:style-name="ce58" office:value-type="string" calcext:value-type="string">
            <text:p>2018-07-31</text:p>
          </table:table-cell>
          <table:table-cell table:style-name="ce58" office:value-type="string" calcext:value-type="string">
            <text:p>2018-09-30</text:p>
          </table:table-cell>
          <table:table-cell table:style-name="ce70" office:value-type="boolean" office:boolean-value="true" calcext:value-type="boolean">
            <text:p>VERDADERO</text:p>
          </table:table-cell>
          <table:table-cell table:formula="of:=[.F17]*[.E17]/[.G17]" office:value-type="float" office:value="46.9601612903226" calcext:value-type="float">
            <text:p>46,960161290322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AGUA</text:p>
          </table:table-cell>
          <table:table-cell table:style-name="ce52" office:value-type="string" calcext:value-type="string">
            <text:p>2018-07-31</text:p>
          </table:table-cell>
          <table:table-cell table:style-name="ce52" office:value-type="string" calcext:value-type="string">
            <text:p>2019-07-20</text:p>
          </table:table-cell>
          <table:table-cell table:style-name="ce60" office:value-type="string" calcext:value-type="string">
            <text:p>2018-05-31</text:p>
          </table:table-cell>
          <table:table-cell table:style-name="ce60" office:value-type="string" calcext:value-type="string">
            <text:p>2018-07-31</text:p>
          </table:table-cell>
          <table:table-cell table:style-name="ce71" office:value-type="string" calcext:value-type="string">
            <text:p>FALSE</text:p>
          </table:table-cell>
          <table:table-cell table:style-name="Bad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2" office:value-type="string" calcext:value-type="string">
            <text:p>2018-07-31</text:p>
          </table:table-cell>
          <table:table-cell table:style-name="ce55" office:value-type="string" calcext:value-type="string">
            <text:p>2019-07-20</text:p>
          </table:table-cell>
          <table:table-cell table:style-name="ce8" office:value-type="string" calcext:value-type="string">
            <text:p>2018-07-31</text:p>
          </table:table-cell>
          <table:table-cell table:style-name="ce8" office:value-type="string" calcext:value-type="string">
            <text:p>2018-09-30</text:p>
          </table:table-cell>
          <table:table-cell table:style-name="ce55" office:value-type="string" calcext:value-type="string">
            <text:p>TRUE</text:p>
          </table:table-cell>
          <table:table-cell table:style-name="Bad" table:formula="of:=[.F19]*[.E19]/[.G19]" office:value-type="float" office:value="28.225" calcext:value-type="float">
            <text:p>28,22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5"/>
          <table:table-cell table:style-name="Error" table:formula="of:=SUM([.G65:.G74])" office:value-type="float" office:value="104.623870967742" calcext:value-type="float">
            <text:p>104,62387096774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9"/>
        </table:table-row>
        <table:table-row table:style-name="ro2">
          <table:table-cell table:style-name="Heading_20_2"/>
          <table:table-cell table:style-name="ce56" office:value-type="string" calcext:value-type="string">
            <text:p>GF &lt;= IF</text:p>
          </table:table-cell>
          <table:table-cell table:style-name="Accent_20_3" office:value-type="string" calcext:value-type="string">
            <text:p>AND</text:p>
          </table:table-cell>
          <table:table-cell table:style-name="ce62" office:value-type="string" calcext:value-type="string">
            <text:p>GT &gt;= IF</text:p>
          </table:table-cell>
          <table:table-cell table:style-name="Accent_20_3" office:value-type="string" calcext:value-type="string">
            <text:p>OR</text:p>
          </table:table-cell>
          <table:table-cell table:style-name="ce69" office:value-type="string" calcext:value-type="string">
            <text:p>GF &gt;= IF</text:p>
          </table:table-cell>
          <table:table-cell table:style-name="Accent_20_3" office:value-type="string" calcext:value-type="string">
            <text:p>AND</text:p>
          </table:table-cell>
          <table:table-cell table:style-name="ce69" office:value-type="string" calcext:value-type="string">
            <text:p>GF &lt; IT</text:p>
          </table:table-cell>
          <table:table-cell table:style-name="Accent_20_3"/>
          <table:table-cell table:style-name="Accent_20_3"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G20180731_P1</text:p>
          </table:table-cell>
          <table:table-cell table:style-name="ce37" table:formula="of:=((([.B68] &lt;= [.D68])))" office:value-type="boolean" office:boolean-value="true" calcext:value-type="boolean">
            <text:p>VERDADERO</text:p>
          </table:table-cell>
          <table:table-cell/>
          <table:table-cell table:style-name="ce37" table:formula="of:=[.C68] &gt;= [.D68]" office:value-type="boolean" office:boolean-value="true" calcext:value-type="boolean">
            <text:p>VERDADERO</text:p>
          </table:table-cell>
          <table:table-cell/>
          <table:table-cell table:style-name="ce37" table:formula="of:=[.B68] &gt;= [.D68]" office:value-type="boolean" office:boolean-value="true" calcext:value-type="boolean">
            <text:p>VERDADERO</text:p>
          </table:table-cell>
          <table:table-cell table:style-name="ce37"/>
          <table:table-cell table:style-name="ce37" table:formula="of:=[.B68] &lt; [.E68]" office:value-type="boolean" office:boolean-value="true" calcext:value-type="boolean">
            <text:p>VERDADERO</text:p>
          </table:table-cell>
          <table:table-cell/>
          <table:table-cell table:style-name="ce37" table:formula="of:=OR(AND([.B78];[.D78]);AND([.F78];[.H78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<text:span text:style-name="T1">G20180731</text:span>_P2</text:p>
          </table:table-cell>
          <table:table-cell table:style-name="ce37" table:formula="of:=((([.B69] &lt;= [.D69])))" office:value-type="boolean" office:boolean-value="false" calcext:value-type="boolean">
            <text:p>FALSO</text:p>
          </table:table-cell>
          <table:table-cell/>
          <table:table-cell table:style-name="ce37" table:formula="of:=[.C69] &gt;= [.D69]" office:value-type="boolean" office:boolean-value="true" calcext:value-type="boolean">
            <text:p>VERDADERO</text:p>
          </table:table-cell>
          <table:table-cell/>
          <table:table-cell table:style-name="ce37" table:formula="of:=[.B69] &gt;= [.D69]" office:value-type="boolean" office:boolean-value="true" calcext:value-type="boolean">
            <text:p>VERDADERO</text:p>
          </table:table-cell>
          <table:table-cell table:style-name="ce37"/>
          <table:table-cell table:style-name="ce37" table:formula="of:=[.B69] &lt; [.E69]" office:value-type="boolean" office:boolean-value="false" calcext:value-type="boolean">
            <text:p>FALSO</text:p>
          </table:table-cell>
          <table:table-cell/>
          <table:table-cell table:style-name="ce37" table:formula="of:=OR(AND([.B79];[.D79]);AND([.F79];[.H79]))" office:value-type="boolean" office:boolean-value="false" calcext:value-type="boolean">
            <text:p>FALSO</text:p>
          </table:table-cell>
        </table:table-row>
        <table:table-row table:style-name="ro1">
          <table:table-cell office:value-type="string" calcext:value-type="string">
            <text:p>L20180731_P1</text:p>
          </table:table-cell>
          <table:table-cell table:style-name="ce37" table:formula="of:=((([.B72] &lt;= [.D72])))" office:value-type="boolean" office:boolean-value="true" calcext:value-type="boolean">
            <text:p>VERDADERO</text:p>
          </table:table-cell>
          <table:table-cell/>
          <table:table-cell table:style-name="ce37" table:formula="of:=[.C72] &gt;= [.D72]" office:value-type="boolean" office:boolean-value="true" calcext:value-type="boolean">
            <text:p>VERDADERO</text:p>
          </table:table-cell>
          <table:table-cell/>
          <table:table-cell table:style-name="ce37" table:formula="of:=[.B72] &gt;= [.D72]" office:value-type="boolean" office:boolean-value="true" calcext:value-type="boolean">
            <text:p>VERDADERO</text:p>
          </table:table-cell>
          <table:table-cell/>
          <table:table-cell table:style-name="ce37" table:formula="of:=[.B72] &lt; [.E72]" office:value-type="boolean" office:boolean-value="true" calcext:value-type="boolean">
            <text:p>VERDADERO</text:p>
          </table:table-cell>
          <table:table-cell/>
          <table:table-cell table:style-name="ce37" table:formula="of:=OR(AND([.B80];[.D80]);AND([.F80];[.H80]))" office:value-type="boolean" office:boolean-value="true" calcext:value-type="boolean">
            <text:p>VERDADERO</text:p>
          </table:table-cell>
        </table:table-row>
        <table:table-row table:style-name="ro1">
          <table:table-cell office:value-type="string" calcext:value-type="string">
            <text:p>L20180731_P2</text:p>
          </table:table-cell>
          <table:table-cell table:style-name="ce37" table:formula="of:=((([.B73] &lt;= [.D73])))" office:value-type="boolean" office:boolean-value="false" calcext:value-type="boolean">
            <text:p>FALSO</text:p>
          </table:table-cell>
          <table:table-cell/>
          <table:table-cell table:style-name="ce37" table:formula="of:=[.C73] &gt;= [.D73]" office:value-type="boolean" office:boolean-value="true" calcext:value-type="boolean">
            <text:p>VERDADERO</text:p>
          </table:table-cell>
          <table:table-cell/>
          <table:table-cell table:style-name="ce37" table:formula="of:=[.B73] &gt;= [.D73]" office:value-type="boolean" office:boolean-value="true" calcext:value-type="boolean">
            <text:p>VERDADERO</text:p>
          </table:table-cell>
          <table:table-cell/>
          <table:table-cell table:style-name="ce37" table:formula="of:=[.B73] &lt; [.E73]" office:value-type="boolean" office:boolean-value="false" calcext:value-type="boolean">
            <text:p>FALSO</text:p>
          </table:table-cell>
          <table:table-cell/>
          <table:table-cell table:style-name="ce37" table:formula="of:=OR(AND([.B81];[.D81]);AND([.F81];[.H81]))" office:value-type="boolean" office:boolean-value="false" calcext:value-type="boolean">
            <text:p>FALSO</text:p>
          </table:table-cell>
        </table:table-row>
      </table:table>
      <table:table table:name="Hoja1" table:style-name="ta1">
        <table:table-column table:style-name="co2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2">
          <table:table-cell table:style-name="ce75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Yan</text:p>
          </table:table-cell>
          <table:table-cell table:style-name="ce8" office:value-type="string" calcext:value-type="string">
            <text:p>2018-07-20</text:p>
          </table:table-cell>
          <table:table-cell table:style-name="ce9" office:value-type="string" calcext:value-type="string">
            <text:p>2020-02-16</text:p>
          </table:table-cell>
          <table:table-cell/>
          <table:table-cell office:value-type="string" calcext:value-type="string">
            <text:p>Entra el primer dia de facturacion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8-07-20</text:p>
          </table:table-cell>
          <table:table-cell/>
          <table:table-cell office:value-type="string" calcext:value-type="string">
            <text:p>Se va el primer dia de facturacion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8" office:value-type="string" calcext:value-type="string">
            <text:p>2018-01-18</text:p>
          </table:table-cell>
          <table:table-cell table:style-name="ce10" office:value-type="string" calcext:value-type="string">
            <text:p>2018-07-30</text:p>
          </table:table-cell>
          <table:table-cell/>
          <table:table-cell office:value-type="string" calcext:value-type="string">
            <text:p>Se va en mitad del periodo de facturac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2">
          <table:table-cell table:style-name="ce75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office:value-type="string" calcext:value-type="string">
            <text:p>Huespedes por periodo</text:p>
          </table:table-cell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1" office:value-type="float" office:value="68.96" calcext:value-type="float">
            <text:p>68,96</text:p>
          </table:table-cell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9-25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[.B9]/[.E9]" office:value-type="float" office:value="1.02925373134328" calcext:value-type="float">
            <text:p>1,02925373134328</text:p>
          </table:table-cell>
          <table:table-cell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formula="of:=[.D10]-[.C10]"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25</text:p>
          </table:table-cell>
          <table:table-cell table:formula="of:=[.D11]-[.C11]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75" office:value-type="string" calcext:value-type="string" table:number-columns-spanned="6" table:number-rows-spanned="1">
            <text:p>Array de dias</text:p>
          </table:table-cell>
          <table:covered-table-cell table:number-columns-repeated="5"/>
          <table:table-cell/>
        </table:table-row>
        <table:table-row table:style-name="ro2">
          <table:table-cell table:style-name="ce9" office:value-type="string" calcext:value-type="string">
            <text:p>2015-12-26</text:p>
          </table:table-cell>
          <table:table-cell table:style-name="ce8" office:value-type="string" calcext:value-type="string">
            <text:p>2018-01-18</text:p>
          </table:table-cell>
          <table:table-cell table:style-name="ce9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style-name="ce9" office:value-type="string" calcext:value-type="string">
            <text:p>2018-09-25</text:p>
          </table:table-cell>
          <table:table-cell table:style-name="ce8" office:value-type="string" calcext:value-type="string">
            <text:p>2020-02-16</text:p>
          </table:table-cell>
          <table:table-cell/>
        </table:table-row>
        <table:table-row table:style-name="ro3">
          <table:table-cell table:style-name="ce17" office:value-type="string" calcext:value-type="string" table:number-columns-spanned="6" table:number-rows-spanned="1">
            <text:p>HAY QUE SUMAR 1 AL DIA HASTA DE LOS HUESPEDES CUANDO SE OBTIENE EL ARRAY DE DIAS</text:p>
          </table:table-cell>
          <table:covered-table-cell table:number-columns-repeated="5"/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8" office:value-type="string" calcext:value-type="string">
            <text:p>Nombre</text:p>
          </table:table-cell>
          <table:table-cell table:style-name="ce25" office:value-type="string" calcext:value-type="string">
            <text:p>P1 (Importe/Dia * Dias / Huesped)</text:p>
          </table:table-cell>
          <table:table-cell table:style-name="ce25" office:value-type="string" calcext:value-type="string">
            <text:p>P2 (Importe/Dia * Dias / Huesped)</text:p>
          </table:table-cell>
          <table:table-cell table:style-name="ce18" office:value-type="string" calcext:value-type="string">
            <text:p>A pagar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Jhonns</text:p>
          </table:table-cell>
          <table:table-cell table:style-name="ce26" table:formula="of:=[.F9]*[.E10]/3" office:value-type="float" office:value="3.43084577114428" calcext:value-type="float">
            <text:p>3,43084577114428</text:p>
          </table:table-cell>
          <table:table-cell table:style-name="ce86" office:value-type="float" office:value="0" calcext:value-type="float">
            <text:p>0</text:p>
          </table:table-cell>
          <table:table-cell table:style-name="ce87" table:formula="of:=[.C20]+[.B20]" office:value-type="float" office:value="3.43084577114428" calcext:value-type="float">
            <text:p>3,43084577114428</text:p>
          </table:table-cell>
          <table:table-cell table:number-columns-repeated="3"/>
        </table:table-row>
        <table:table-row table:style-name="ro2">
          <table:table-cell table:style-name="ce20" office:value-type="string" calcext:value-type="string">
            <text:p>Jesus</text:p>
          </table:table-cell>
          <table:table-cell table:style-name="ce27" table:formula="of:=[.F9]*[.E10]/3" office:value-type="float" office:value="3.43084577114428" calcext:value-type="float">
            <text:p>3,43084577114428</text:p>
          </table:table-cell>
          <table:table-cell table:style-name="ce86" table:formula="of:=[.F9]*[.E11]/2" office:value-type="float" office:value="29.3337313432836" calcext:value-type="float">
            <text:p>29,3337313432836</text:p>
          </table:table-cell>
          <table:table-cell table:style-name="ce87" table:formula="of:=[.C21]+[.B21]" office:value-type="float" office:value="32.7645771144279" calcext:value-type="float">
            <text:p>32,7645771144279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Yan</text:p>
          </table:table-cell>
          <table:table-cell table:style-name="ce26" table:formula="of:=[.F9]*[.E10]/3" office:value-type="float" office:value="3.43084577114428" calcext:value-type="float">
            <text:p>3,43084577114428</text:p>
          </table:table-cell>
          <table:table-cell table:style-name="ce86" table:formula="of:=[.F9]*[.E11]/2" office:value-type="float" office:value="29.3337313432836" calcext:value-type="float">
            <text:p>29,3337313432836</text:p>
          </table:table-cell>
          <table:table-cell table:style-name="ce87" table:formula="of:=[.C22]+[.B22]" office:value-type="float" office:value="32.7645771144279" calcext:value-type="float">
            <text:p>32,7645771144279</text:p>
          </table:table-cell>
          <table:table-cell table:number-columns-repeated="3"/>
        </table:table-row>
        <table:table-row table:style-name="ro2">
          <table:table-cell table:style-name="ce21"/>
          <table:table-cell table:style-name="ce28" table:formula="of:=[.B22]+[.B21]+[.B20]" office:value-type="float" office:value="10.2925373134328" calcext:value-type="float">
            <text:p>10,2925373134328</text:p>
          </table:table-cell>
          <table:table-cell table:style-name="ce28" table:formula="of:=[.C22]+[.C21]+[.C20]" office:value-type="float" office:value="58.6674626865672" calcext:value-type="float">
            <text:p>58,6674626865672</text:p>
          </table:table-cell>
          <table:table-cell table:style-name="ce88" table:formula="of:=[.C23]+[.B23]" office:value-type="float" office:value="68.96" calcext:value-type="float">
            <text:p>68,96</text:p>
          </table:table-cell>
          <table:table-cell table:number-columns-repeated="3"/>
        </table:table-row>
      </table:table>
      <table:table table:name="Hoja2" table:style-name="ta1">
        <table:table-column table:style-name="co2" table:number-columns-repeated="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espedes</text:p>
          </table:table-cell>
          <table:covered-table-cell table:number-columns-repeated="2"/>
          <table:table-cell table:number-columns-repeated="5"/>
        </table:table-row>
        <table:table-row table:style-name="ro2">
          <table:table-cell table:style-name="ce2" office:value-type="string" calcext:value-type="string">
            <text:p>Nombre</text:p>
          </table:table-cell>
          <table:table-cell table:style-name="ce6" office:value-type="string" calcext:value-type="string">
            <text:p>Desde</text:p>
          </table:table-cell>
          <table:table-cell table:style-name="ce2" office:value-type="string" calcext:value-type="string">
            <text:p>Hasta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Yan</text:p>
          </table:table-cell>
          <table:table-cell table:style-name="ce8" office:value-type="string" calcext:value-type="string">
            <text:p>2018-07-20</text:p>
          </table:table-cell>
          <table:table-cell table:style-name="ce9" office:value-type="string" calcext:value-type="string">
            <text:p>2020-02-16</text:p>
          </table:table-cell>
          <table:table-cell/>
          <table:table-cell office:value-type="string" calcext:value-type="string">
            <text:p>Entra el primer dia de facturacion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Jesús</text:p>
          </table:table-cell>
          <table:table-cell table:style-name="ce7" office:value-type="string" calcext:value-type="string">
            <text:p>2015-12-26</text:p>
          </table:table-cell>
          <table:table-cell table:style-name="ce8" office:value-type="string" calcext:value-type="string">
            <text:p>2018-07-20</text:p>
          </table:table-cell>
          <table:table-cell/>
          <table:table-cell office:value-type="string" calcext:value-type="string">
            <text:p>Se va el primer dia de facturacion</text:p>
          </table:table-cell>
          <table:table-cell table:number-columns-repeated="3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8" office:value-type="string" calcext:value-type="string">
            <text:p>2018-01-18</text:p>
          </table:table-cell>
          <table:table-cell table:style-name="ce10" office:value-type="string" calcext:value-type="string">
            <text:p>2018-07-30</text:p>
          </table:table-cell>
          <table:table-cell/>
          <table:table-cell office:value-type="string" calcext:value-type="string">
            <text:p>Se va en mitad del periodo de facturacion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43"/>
        </table:table-row>
        <table:table-row table:style-name="ro1">
          <table:table-cell table:style-name="ce1" office:value-type="string" calcext:value-type="string" table:number-columns-spanned="6" table:number-rows-spanned="1">
            <text:p>FACTURA</text:p>
          </table:table-cell>
          <table:covered-table-cell table:number-columns-repeated="5"/>
          <table:table-cell table:number-columns-repeated="2"/>
        </table:table-row>
        <table:table-row table:style-name="ro2">
          <table:table-cell table:style-name="ce2" office:value-type="string" calcext:value-type="string">
            <text:p>Tipo</text:p>
          </table:table-cell>
          <table:table-cell table:style-name="ce6" office:value-type="string" calcext:value-type="string">
            <text:p>Importe</text:p>
          </table:table-cell>
          <table:table-cell table:style-name="ce6" office:value-type="string" calcext:value-type="string">
            <text:p>Desde</text:p>
          </table:table-cell>
          <table:table-cell table:style-name="ce6" office:value-type="string" calcext:value-type="string">
            <text:p>Hasta</text:p>
          </table:table-cell>
          <table:table-cell table:style-name="ce6" office:value-type="string" calcext:value-type="string">
            <text:p>Días</text:p>
          </table:table-cell>
          <table:table-cell table:style-name="ce2" office:value-type="string" calcext:value-type="string">
            <text:p>Importe/Dia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GAS</text:p>
          </table:table-cell>
          <table:table-cell table:style-name="ce8" office:value-type="float" office:value="68.96" calcext:value-type="float">
            <text:p>68,96</text:p>
          </table:table-cell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9-25</text:p>
          </table:table-cell>
          <table:table-cell table:style-name="ce8" office:value-type="float" office:value="67" calcext:value-type="float">
            <text:p>67</text:p>
          </table:table-cell>
          <table:table-cell table:style-name="ce11" table:formula="of:=[.B9]/[.E9]" office:value-type="float" office:value="1.02925373134328" calcext:value-type="float">
            <text:p>1,02925373134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/>
          <table:table-cell table:style-name="ce8" office:value-type="string" calcext:value-type="string">
            <text:p>2018-07-20</text:p>
          </table:table-cell>
          <table:table-cell table:style-name="ce8" office:value-type="string" calcext:value-type="string">
            <text:p>2018-07-30</text:p>
          </table:table-cell>
          <table:table-cell table:formula="of:=[.D10]-[.C10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2</text:p>
          </table:table-cell>
          <table:table-cell/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25</text:p>
          </table:table-cell>
          <table:table-cell table:formula="of:=[.D11]-[.C11]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67.92" calcext:value-type="float">
            <text:p>67,92</text:p>
          </table:table-cell>
          <table:table-cell table:style-name="ce38" office:value-type="date" office:date-value="2018-05-21" calcext:value-type="date">
            <text:p>2018-05-21</text:p>
          </table:table-cell>
          <table:table-cell table:style-name="ce38" office:value-type="date" office:date-value="2018-07-20" calcext:value-type="date">
            <text:p>2018-07-20</text:p>
          </table:table-cell>
          <table:table-cell table:formula="of:=[.D12]-[.C12]" office:value-type="float" office:value="60" calcext:value-type="float">
            <text:p>60</text:p>
          </table:table-cell>
          <table:table-cell table:number-columns-repeated="3"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8" office:value-type="float" office:value="104.53" calcext:value-type="float">
            <text:p>104,53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table:style-name="ce8" table:formula="of:=+[.D13]-[.C13]" office:value-type="float" office:value="61" calcext:value-type="float">
            <text:p>61</text:p>
          </table:table-cell>
          <table:table-cell table:style-name="ce11" table:formula="of:=[.B13]/[.E13]" office:value-type="float" office:value="1.71360655737705" calcext:value-type="float">
            <text:p>1,71360655737705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8" office:value-type="float" office:value="56.45" calcext:value-type="float">
            <text:p>56,45</text:p>
          </table:table-cell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30</text:p>
          </table:table-cell>
          <table:table-cell table:style-name="ce8" table:formula="of:=+[.D14]-[.C14]" office:value-type="float" office:value="62" calcext:value-type="float">
            <text:p>62</text:p>
          </table:table-cell>
          <table:table-cell table:style-name="ce11" table:formula="of:=[.B14]/[.E14]" office:value-type="float" office:value="0.910483870967742" calcext:value-type="float">
            <text:p>0,9104838709677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38" table:number-columns-repeated="2"/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4" office:value-type="string" calcext:value-type="string">
            <text:p>Jhonns</text:p>
          </table:table-cell>
          <table:table-cell table:style-name="ce35"/>
          <table:table-cell/>
          <table:table-cell table:style-name="ce39"/>
          <table:table-cell table:number-columns-repeated="2"/>
          <table:table-cell table:style-name="ce42"/>
          <table:table-cell/>
        </table:table-row>
        <table:table-row table:style-name="ro2">
          <table:table-cell table:style-name="ce18"/>
          <table:table-cell table:style-name="ce25" office:value-type="string" calcext:value-type="string">
            <text:p>GF</text:p>
          </table:table-cell>
          <table:table-cell table:style-name="ce25" office:value-type="string" calcext:value-type="string">
            <text:p>GT</text:p>
          </table:table-cell>
          <table:table-cell table:style-name="ce25" office:value-type="string" calcext:value-type="string">
            <text:p>IF</text:p>
          </table:table-cell>
          <table:table-cell table:style-name="ce25" office:value-type="string" calcext:value-type="string">
            <text:p>IT</text:p>
          </table:table-cell>
          <table:table-cell table:style-name="ce25" office:value-type="string" calcext:value-type="string">
            <text:p>isRangeTimeIntersectingAtRangeTime</text:p>
          </table:table-cell>
          <table:table-cell table:style-name="ce18" office:value-type="string" calcext:value-type="string">
            <text:p>(((GF &lt;= IF) &amp;&amp; (GT &gt;= IF)) || ((GF &gt;= IF) &amp;&amp; (GF &lt; IT)))</text:p>
          </table:table-cell>
          <table:table-cell/>
        </table:table-row>
        <table:table-row table:style-name="ro2">
          <table:table-cell table:style-name="ce19" office:value-type="string" calcext:value-type="string">
            <text:p>GAS P1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52" office:value-type="string" calcext:value-type="string">
            <text:p>2018-07-18</text:p>
          </table:table-cell>
          <table:table-cell table:style-name="ce52" office:value-type="string" calcext:value-type="string">
            <text:p>2018-07-30</text:p>
          </table:table-cell>
          <table:table-cell table:style-name="ce52" office:value-type="string" calcext:value-type="string">
            <text:p>TRUE</text:p>
          </table:table-cell>
          <table:table-cell table:style-name="ce30" table:formula="of:=((([.B21] &lt;= [.D21]) * ([.C21] &gt;= [.D21])) + (([.B21] &gt;= [.D21]) * ([.B21] &lt; [.E21]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1" office:value-type="string" calcext:value-type="string">
            <text:p>GAS P2</text:p>
          </table:table-cell>
          <table:table-cell table:style-name="ce55" office:value-type="string" calcext:value-type="string">
            <text:p>2018-01-18</text:p>
          </table:table-cell>
          <table:table-cell table:number-columns-repeated="2" table:style-name="ce55" office:value-type="string" calcext:value-type="string">
            <text:p>2018-07-30</text:p>
          </table:table-cell>
          <table:table-cell table:style-name="ce55" office:value-type="string" calcext:value-type="string">
            <text:p>2018-09-25</text:p>
          </table:table-cell>
          <table:table-cell table:style-name="ce55" office:value-type="string" calcext:value-type="string">
            <text:p>FALSE</text:p>
          </table:table-cell>
          <table:table-cell table:style-name="ce32" table:formula="of:=((([.B22] &lt;= [.D22]) * ([.C22] &gt;= [.D22])) + (([.B22] &gt;= [.D22]) * ([.B22] &lt; [.E22]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5" office:value-type="string" calcext:value-type="string">
            <text:p>LUZ</text:p>
          </table:table-cell>
          <table:table-cell table:style-name="ce52" office:value-type="string" calcext:value-type="string">
            <text:p>2018-01-18</text:p>
          </table:table-cell>
          <table:table-cell table:style-name="ce52" office:value-type="string" calcext:value-type="string">
            <text:p>2018-07-30</text:p>
          </table:table-cell>
          <table:table-cell table:style-name="ce8" office:value-type="string" calcext:value-type="string">
            <text:p>2018-05-30</text:p>
          </table:table-cell>
          <table:table-cell table:style-name="ce8" office:value-type="string" calcext:value-type="string">
            <text:p>2018-07-30</text:p>
          </table:table-cell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55" office:value-type="string" calcext:value-type="string">
            <text:p>2018-01-18</text:p>
          </table:table-cell>
          <table:table-cell table:style-name="ce55" office:value-type="string" calcext:value-type="string">
            <text:p>2018-07-30</text:p>
          </table:table-cell>
          <table:table-cell table:style-name="ce8" office:value-type="string" calcext:value-type="string">
            <text:p>2018-07-30</text:p>
          </table:table-cell>
          <table:table-cell table:style-name="ce8" office:value-type="string" calcext:value-type="string">
            <text:p>2018-09-30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 table:number-rows-repeated="5">
          <table:table-cell table:number-columns-repeated="8"/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19" office:value-type="string" calcext:value-type="string">
            <text:p>GAS P1</text:p>
          </table:table-cell>
          <table:table-cell table:style-name="ce37" table:formula="of:=((([.B21] &lt;= [.D21])))" office:value-type="boolean" office:boolean-value="true" calcext:value-type="boolean">
            <text:p>VERDADERO</text:p>
          </table:table-cell>
          <table:table-cell/>
          <table:table-cell table:style-name="ce37" table:formula="of:=[.C21] &gt; [.D21]" office:value-type="boolean" office:boolean-value="true" calcext:value-type="boolean">
            <text:p>VERDADERO</text:p>
          </table:table-cell>
          <table:table-cell/>
          <table:table-cell table:style-name="ce37" table:formula="of:=[.B21] &gt;= [.D21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1] &lt; [.E21]" office:value-type="boolean" office:boolean-value="true" calcext:value-type="boolean">
            <text:p>VERDADERO</text:p>
          </table:table-cell>
        </table:table-row>
        <table:table-row table:style-name="ro2">
          <table:table-cell table:style-name="ce21" office:value-type="string" calcext:value-type="string">
            <text:p>GAS P2</text:p>
          </table:table-cell>
          <table:table-cell table:style-name="ce37" table:formula="of:=((([.B22] &lt;= [.D22])))" office:value-type="boolean" office:boolean-value="true" calcext:value-type="boolean">
            <text:p>VERDADERO</text:p>
          </table:table-cell>
          <table:table-cell/>
          <table:table-cell table:style-name="ce37" table:formula="of:=[.C22] &gt; [.D22]" office:value-type="boolean" office:boolean-value="false" calcext:value-type="boolean">
            <text:p>FALSO</text:p>
          </table:table-cell>
          <table:table-cell/>
          <table:table-cell table:style-name="ce37" table:formula="of:=[.B22] &gt;= [.D22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2] &lt; [.E22]" office:value-type="boolean" office:boolean-value="true" calcext:value-type="boolean">
            <text:p>VERDADERO</text:p>
          </table:table-cell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19" office:value-type="string" calcext:value-type="string">
            <text:p>LUZ</text:p>
          </table:table-cell>
          <table:table-cell table:style-name="ce37" table:formula="of:=((([.B23] &lt;= [.D23])))" office:value-type="boolean" office:boolean-value="true" calcext:value-type="boolean">
            <text:p>VERDADERO</text:p>
          </table:table-cell>
          <table:table-cell/>
          <table:table-cell table:style-name="ce37" table:formula="of:=[.C23] &gt; [.D23]" office:value-type="boolean" office:boolean-value="true" calcext:value-type="boolean">
            <text:p>VERDADERO</text:p>
          </table:table-cell>
          <table:table-cell/>
          <table:table-cell table:style-name="ce37" table:formula="of:=[.B23] &gt;= [.D23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3] &lt; [.E23]" office:value-type="boolean" office:boolean-value="true" calcext:value-type="boolean">
            <text:p>VERDADERO</text:p>
          </table:table-cell>
        </table:table-row>
        <table:table-row table:style-name="ro2">
          <table:table-cell/>
          <table:table-cell table:style-name="ce36" office:value-type="string" calcext:value-type="string">
            <text:p>GF &lt;= IF</text:p>
          </table:table-cell>
          <table:table-cell office:value-type="string" calcext:value-type="string">
            <text:p>AND</text:p>
          </table:table-cell>
          <table:table-cell table:style-name="ce40" office:value-type="string" calcext:value-type="string">
            <text:p>GT &gt; IF</text:p>
          </table:table-cell>
          <table:table-cell office:value-type="string" calcext:value-type="string">
            <text:p>OR</text:p>
          </table:table-cell>
          <table:table-cell table:style-name="ce41" office:value-type="string" calcext:value-type="string">
            <text:p>GF &gt;= IF</text:p>
          </table:table-cell>
          <table:table-cell office:value-type="string" calcext:value-type="string">
            <text:p>AND</text:p>
          </table:table-cell>
          <table:table-cell table:style-name="ce41" office:value-type="string" calcext:value-type="string">
            <text:p>GF &lt; IT</text:p>
          </table:table-cell>
        </table:table-row>
        <table:table-row table:style-name="ro2">
          <table:table-cell table:style-name="ce5" office:value-type="string" calcext:value-type="string">
            <text:p>AGUA</text:p>
          </table:table-cell>
          <table:table-cell table:style-name="ce37" table:formula="of:=((([.B24] &lt;= [.D24])))" office:value-type="boolean" office:boolean-value="true" calcext:value-type="boolean">
            <text:p>VERDADERO</text:p>
          </table:table-cell>
          <table:table-cell/>
          <table:table-cell table:style-name="ce37" table:formula="of:=[.C24] &gt; [.D24]" office:value-type="boolean" office:boolean-value="false" calcext:value-type="boolean">
            <text:p>FALSO</text:p>
          </table:table-cell>
          <table:table-cell/>
          <table:table-cell table:style-name="ce37" table:formula="of:=[.B24] &gt;= [.D24]" office:value-type="boolean" office:boolean-value="false" calcext:value-type="boolean">
            <text:p>FALSO</text:p>
          </table:table-cell>
          <table:table-cell table:style-name="ce37"/>
          <table:table-cell table:style-name="ce37" table:formula="of:=[.B24] &lt; [.E24]" office:value-type="boolean" office:boolean-value="true" calcext:value-type="boolean">
            <text:p>VERDADER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3">00/00/0000</text:date>, <text:time style:data-style-name="N2" text:time-value="11:23:44.8800984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9:14:46.974851794</meta:creation-date>
    <dc:date>2018-12-23T22:30:50.752821179</dc:date>
    <meta:editing-duration>PT2H47M6S</meta:editing-duration>
    <meta:editing-cycles>10</meta:editing-cycles>
    <meta:generator>LibreOffice/6.0.7.3$Linux_X86_64 LibreOffice_project/00m0$Build-3</meta:generator>
    <meta:document-statistic meta:table-count="3" meta:cell-count="579" meta:object-count="0"/>
  </office:meta>
</office:document-meta>
</file>